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cm" fo:margin-right="0cm" fo:text-align="justify" style:justify-single-word="false" fo:text-indent="0cm"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2">
      <style:text-properties fo:language="en" fo:country="US"/>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P154"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60"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53"/>
      <text:h text:style-name="P151"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8"><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1"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1" text:outline-level="2">3. Норф</text:h>
      <text:p text:style-name="P81"/>
      <text:p text:style-name="P21">Глава IV. Пределы магии</text:p>
      <text:p text:style-name="P18"/>
      <text:p text:style-name="P21">Вашему покорному слуге известны четыре предела магии: </text:p>
      <text:p text:style-name="P21"/>
      <text:list xml:id="list7434106730002021973" text:style-name="L1">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text:soft-page-break/>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1"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1" text:outline-level="2"><text:soft-page-break/>8. Стыд</text:h>
      <text:p text:style-name="P140"/>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text:soft-page-break/>–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text:soft-page-break/>–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передать его тебе.</text:p>
      <text:p text:style-name="P35"><text:soft-page-break/><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35"><text:span text:style-name="T1">Глаза единорожки забегали.</text:span></text:p>
      <text:p text:style-name="P48"/>
      <text:p text:style-name="P35">–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text:span><text:span text:style-name="T1">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text:soft-page-break/></text:p>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text:span><text:span text:style-name="T1">они делятся. И при их делении </text:span><text:span text:style-name="T1">высвобо</text:span><text:span text:style-name="T1">ждается</text:span><text:span text:style-name="T1">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ея совсем забыла про гостеприимство! Поужинаем, а потом обсудим, какие приборы нужны для завершения исследований.</text:p>
      <text:p text:style-name="P48"/>
      <text:p text:style-name="P36"><text:soft-page-break/>***</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0"/>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157"/>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soft-page-break/>***</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text:span><text:span text:style-name="T58">пони </text:span><text:span text:style-name="T58">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text:soft-page-break/>–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text:soft-page-break/>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text:span><text:span text:style-name="T1">скалы К</text:span><text:span text:style-name="T1">антерлот</text:span><text:span text:style-name="T1">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text:soft-page-break/></text:p>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text:soft-page-break/>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1"><text:span text:style-name="T1">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text:soft-page-break/>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text:soft-page-break/>–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text:soft-page-break/></text:p>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text:soft-page-break/>–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text:soft-page-break/>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text:soft-page-break/></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text:soft-page-break/></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text:soft-page-break/>–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soft-page-break/>…</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2">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oft-page-break/><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5">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5">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soft-page-break/>…</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text:soft-page-break/></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text:soft-page-break/></text:p>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oft-page-break/><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text:soft-page-break/>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text:soft-page-break/>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oft-page-break/><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text:soft-page-break/>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text:soft-page-break/>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text:soft-page-break/></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text:soft-page-break/>«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oft-page-break/><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oft-page-break/>«<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oft-page-break/><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text:soft-page-break/>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text:soft-page-break/>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text:soft-page-break/>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9"/>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text:soft-page-break/>–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text:soft-page-break/>–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text:soft-page-break/>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text:soft-page-break/></text:p>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text:soft-page-break/>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text:soft-page-break/>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text:soft-page-break/>–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text:soft-page-break/>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pan text:style-name="T61">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text:soft-page-break/></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oft-page-break/><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4">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oft-page-break/><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soft-page-break/>…</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text:soft-page-break/>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text:soft-page-break/>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oft-page-break/><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2"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4">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text:soft-page-break/>–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text:soft-page-break/>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text:soft-page-break/>–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text:soft-page-break/>–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text:soft-page-break/>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0"/>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text:soft-page-break/>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text:soft-page-break/></text:p>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4">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3"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8"/>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7">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1" text:outline-level="2">2<text:span text:style-name="T1">9</text:span>. Отбытие</text:h>
      <text:p text:style-name="P115"/>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soft-page-break/>…</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text:soft-page-break/>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text:soft-page-break/>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О! Так уже легче! Надо мной всего лишь два этажа. Десять метров верёвки. Если не смотреть вниз, то…</text:p>
      <text:p text:style-name="P122"/>
      <text:p text:style-name="P124">«…<text:span text:style-name="T26">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text:soft-page-break/>–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p>
      <text:p text:style-name="P122"/>
      <text:p text:style-name="P122">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text:soft-page-break/></text:p>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text:soft-page-break/>–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soft-page-break/>~~~</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text:soft-page-break/>Эпилог. Земля</text:h>
      <text:p text:style-name="P114"/>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25T00:31:32.20</dc:date>
    <meta:editing-duration>P154DT2H6M45S</meta:editing-duration>
    <meta:editing-cycles>9803</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51" meta:paragraph-count="4890" meta:word-count="107636" meta:character-count="684306"/>
  </office:meta>
</office:document-meta>
</file>